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2000000126CA84880.png" manifest:media-type="image/png"/>
  <manifest:file-entry manifest:full-path="Pictures/100000010000001200000012C2EE4414.png" manifest:media-type="image/png"/>
  <manifest:file-entry manifest:full-path="Pictures/1000000100000012000000128BAB45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margin-top="0in" fo:margin-bottom="0in" style:contextual-spacing="false" fo:text-align="justify" style:justify-single-word="false" loext:word-spacing-minimum="75%" loext:word-spacing-maximum="133%"/>
    </style:style>
    <style:style style:name="P2" style:family="paragraph" style:parent-style-name="Standard">
      <style:paragraph-properties fo:margin-top="0in" fo:margin-bottom="0in" style:contextual-spacing="false" fo:text-align="justify" style:justify-single-word="false" loext:word-spacing-minimum="75%" loext:word-spacing-maximum="133%"/>
    </style:style>
    <style:style style:name="P3" style:family="paragraph" style:parent-style-name="Standard">
      <style:paragraph-properties fo:text-align="justify" style:justify-single-word="false" loext:word-spacing-minimum="75%" loext:word-spacing-maximum="133%"/>
    </style:style>
    <style:style style:name="P4" style:family="paragraph" style:parent-style-name="Standard">
      <style:paragraph-properties fo:margin-top="0in" fo:margin-bottom="0in" style:contextual-spacing="false" fo:text-align="start" style:justify-single-word="false"/>
    </style:style>
    <style:style style:name="P5" style:family="paragraph" style:parent-style-name="Standard">
      <style:paragraph-properties fo:margin-top="0in" fo:margin-bottom="0in" style:contextual-spacing="false" fo:text-align="justify" style:justify-single-word="false" loext:word-spacing-minimum="75%" loext:word-spacing-maximum="133%"/>
      <style:text-properties fo:color="#ffffff" loext:opacity="100%" fo:font-size="12pt" fo:font-weight="bold" officeooo:rsid="001e8380" officeooo:paragraph-rsid="001e8380" style:font-size-asian="12pt" style:font-weight-asian="bold" style:font-size-complex="12pt" style:font-weight-complex="bold">
        <loext:char-complex-color loext:theme-type="light1" loext:color-type="theme">
          <loext:transformation loext:type="tint" loext:value="0"/>
          <loext:transformation loext:type="shade" loext:value="0"/>
        </loext:char-complex-color>
      </style:text-properties>
    </style:style>
    <style:style style:name="P6" style:family="paragraph" style:parent-style-name="Standard">
      <style:paragraph-properties fo:margin-top="0in" fo:margin-bottom="0in" style:contextual-spacing="false" fo:text-align="justify" style:justify-single-word="false" loext:word-spacing-minimum="75%" loext:word-spacing-maximum="133%"/>
      <style:text-properties fo:color="#ffffff" loext:opacity="100%" fo:font-size="12pt" fo:font-weight="normal" style:font-size-asian="12pt" style:font-weight-asian="normal" style:font-size-complex="12pt" style:font-weight-complex="normal">
        <loext:char-complex-color loext:theme-type="light1" loext:color-type="theme">
          <loext:transformation loext:type="tint" loext:value="0"/>
          <loext:transformation loext:type="shade" loext:value="0"/>
        </loext:char-complex-color>
      </style:text-properties>
    </style:style>
    <style:style style:name="P7" style:family="paragraph" style:parent-style-name="Standard">
      <style:paragraph-properties fo:margin-top="0in" fo:margin-bottom="0in" style:contextual-spacing="false" fo:text-align="justify" style:justify-single-word="false" loext:word-spacing-minimum="75%" loext:word-spacing-maximum="133%"/>
      <style:text-properties officeooo:paragraph-rsid="001ffdbe"/>
    </style:style>
    <style:style style:name="P8" style:family="paragraph" style:parent-style-name="Standard">
      <style:paragraph-properties fo:margin-top="0in" fo:margin-bottom="0in" style:contextual-spacing="false" fo:text-align="justify" style:justify-single-word="false" loext:word-spacing-minimum="75%" loext:word-spacing-maximum="133%"/>
      <style:text-properties fo:color="#ffffff" loext:opacity="100%" fo:font-size="12pt" fo:font-weight="bold" officeooo:rsid="002160b5" officeooo:paragraph-rsid="002160b5" style:font-size-asian="12pt" style:font-weight-asian="bold" style:font-size-complex="12pt" style:font-weight-complex="bold">
        <loext:char-complex-color loext:theme-type="light1" loext:color-type="theme">
          <loext:transformation loext:type="tint" loext:value="0"/>
          <loext:transformation loext:type="shade" loext:value="0"/>
        </loext:char-complex-color>
      </style:text-properties>
    </style:style>
    <style:style style:name="P9" style:family="paragraph" style:parent-style-name="Standard">
      <style:paragraph-properties fo:margin-top="0in" fo:margin-bottom="0in" style:contextual-spacing="false"/>
      <style:text-properties officeooo:paragraph-rsid="00255409"/>
    </style:style>
    <style:style style:name="P10" style:family="paragraph" style:parent-style-name="Standard">
      <style:paragraph-properties fo:margin-top="0in" fo:margin-bottom="0in" style:contextual-spacing="false" fo:text-align="justify" style:justify-single-word="false" loext:word-spacing-minimum="75%" loext:word-spacing-maximum="133%"/>
      <style:text-properties officeooo:paragraph-rsid="002160b5"/>
    </style:style>
    <style:style style:name="P11" style:family="paragraph" style:parent-style-name="Standard">
      <style:paragraph-properties fo:margin-top="0in" fo:margin-bottom="0in" style:contextual-spacing="false" fo:text-align="justify" style:justify-single-word="false" loext:word-spacing-minimum="75%" loext:word-spacing-maximum="133%"/>
      <style:text-properties officeooo:paragraph-rsid="0023920f"/>
    </style:style>
    <style:style style:name="P12" style:family="paragraph" style:parent-style-name="Standard">
      <style:paragraph-properties fo:text-align="justify" style:justify-single-word="false" loext:word-spacing-minimum="75%" loext:word-spacing-maximum="133%"/>
      <style:text-properties officeooo:paragraph-rsid="0023920f"/>
    </style:style>
    <style:style style:name="P13" style:family="paragraph" style:parent-style-name="Standard">
      <style:paragraph-properties fo:text-align="justify" style:justify-single-word="false" loext:word-spacing-minimum="75%" loext:word-spacing-maximum="133%"/>
      <style:text-properties fo:font-style="normal" fo:font-weight="bold" officeooo:rsid="00255409" officeooo:paragraph-rsid="00255409" style:font-style-asian="normal" style:font-weight-asian="bold" style:font-style-complex="normal" style:font-weight-complex="bold"/>
    </style:style>
    <style:style style:name="T1" style:family="text">
      <style:text-properties fo:color="#ffffff" loext:opacity="100%" fo:font-size="16pt" fo:font-weight="bold" style:font-name-asian="Times New Roman1" style:font-size-asian="16pt" style:font-weight-asian="bold" style:font-name-complex="Times New Roman1" style:font-size-complex="16pt" style:font-weight-complex="bold">
        <loext:char-complex-color loext:theme-type="light1" loext:color-type="theme"/>
      </style:text-properties>
    </style:style>
    <style:style style:name="T2" style:family="text">
      <style:text-properties fo:color="#ffffff" loext:opacity="100%" fo:font-size="16pt" fo:font-weight="bold" officeooo:rsid="001ba245" style:font-name-asian="Times New Roman1" style:font-size-asian="16pt" style:font-weight-asian="bold" style:font-name-complex="Times New Roman1" style:font-size-complex="16pt" style:font-weight-complex="bold">
        <loext:char-complex-color loext:theme-type="light1" loext:color-type="theme"/>
      </style:text-properties>
    </style:style>
    <style:style style:name="T3" style:family="text">
      <style:text-properties fo:color="#ffffff" loext:opacity="100%" fo:font-size="14pt" style:font-size-asian="14pt" style:font-size-complex="14pt">
        <loext:char-complex-color loext:theme-type="light1" loext:color-type="theme"/>
      </style:text-properties>
    </style:style>
    <style:style style:name="T4" style:family="text">
      <style:text-properties fo:color="#ffffff" loext:opacity="100%" fo:font-size="14pt" officeooo:rsid="001ba245" style:font-size-asian="14pt" style:font-size-complex="14pt">
        <loext:char-complex-color loext:theme-type="light1" loext:color-type="theme"/>
      </style:text-properties>
    </style:style>
    <style:style style:name="T5" style:family="text">
      <style:text-properties fo:color="#ffffff" loext:opacity="100%" fo:font-size="12pt" style:font-size-asian="12pt" style:font-size-complex="12pt">
        <loext:char-complex-color loext:theme-type="light1" loext:color-type="theme"/>
      </style:text-properties>
    </style:style>
    <style:style style:name="T6" style:family="text">
      <style:text-properties fo:color="#ffffff" loext:opacity="100%" fo:font-size="12pt" fo:font-weight="bold" style:font-size-asian="12pt" style:font-weight-asian="bold" style:font-size-complex="12pt" style:font-weight-complex="bold">
        <loext:char-complex-color loext:theme-type="light1" loext:color-type="theme">
          <loext:transformation loext:type="tint" loext:value="0"/>
          <loext:transformation loext:type="shade" loext:value="0"/>
        </loext:char-complex-color>
      </style:text-properties>
    </style:style>
    <style:style style:name="T7" style:family="text">
      <style:text-properties fo:color="#ffffff" loext:opacity="100%" fo:font-size="12pt" style:font-size-asian="12pt" style:font-size-complex="12pt">
        <loext:char-complex-color loext:theme-type="light1" loext:color-type="theme">
          <loext:transformation loext:type="tint" loext:value="0"/>
          <loext:transformation loext:type="shade" loext:value="0"/>
        </loext:char-complex-color>
      </style:text-properties>
    </style:style>
    <style:style style:name="T8" style:family="text">
      <style:text-properties fo:color="#ffffff" loext:opacity="100%" fo:font-size="12pt" officeooo:rsid="001ba245" style:font-size-asian="12pt" style:font-size-complex="12pt">
        <loext:char-complex-color loext:theme-type="light1" loext:color-type="theme">
          <loext:transformation loext:type="tint" loext:value="0"/>
          <loext:transformation loext:type="shade" loext:value="0"/>
        </loext:char-complex-color>
      </style:text-properties>
    </style:style>
    <style:style style:name="T9" style:family="text">
      <style:text-properties fo:color="#ffffff" loext:opacity="100%" fo:font-size="12pt" officeooo:rsid="001c8114" style:font-size-asian="12pt" style:font-size-complex="12pt">
        <loext:char-complex-color loext:theme-type="light1" loext:color-type="theme">
          <loext:transformation loext:type="tint" loext:value="0"/>
          <loext:transformation loext:type="shade" loext:value="0"/>
        </loext:char-complex-color>
      </style:text-properties>
    </style:style>
    <style:style style:name="T10" style:family="text">
      <style:text-properties fo:color="#ffffff" loext:opacity="100%" fo:font-size="12pt" officeooo:rsid="001d4249" style:font-size-asian="12pt" style:font-size-complex="12pt">
        <loext:char-complex-color loext:theme-type="light1" loext:color-type="theme">
          <loext:transformation loext:type="tint" loext:value="0"/>
          <loext:transformation loext:type="shade" loext:value="0"/>
        </loext:char-complex-color>
      </style:text-properties>
    </style:style>
    <style:style style:name="T11" style:family="text">
      <style:text-properties fo:color="#ffffff" loext:opacity="100%" fo:font-size="12pt" fo:font-style="italic" style:font-size-asian="12pt" style:font-style-asian="italic" style:font-size-complex="12pt" style:font-style-complex="italic">
        <loext:char-complex-color loext:theme-type="light1" loext:color-type="theme">
          <loext:transformation loext:type="tint" loext:value="0"/>
          <loext:transformation loext:type="shade" loext:value="0"/>
        </loext:char-complex-color>
      </style:text-properties>
    </style:style>
    <style:style style:name="T12" style:family="text">
      <style:text-properties fo:color="#ffffff" loext:opacity="100%" fo:font-size="12pt" fo:font-style="normal" style:font-size-asian="12pt" style:font-style-asian="normal" style:font-size-complex="12pt" style:font-style-complex="normal">
        <loext:char-complex-color loext:theme-type="light1" loext:color-type="theme">
          <loext:transformation loext:type="tint" loext:value="0"/>
          <loext:transformation loext:type="shade" loext:value="0"/>
        </loext:char-complex-color>
      </style:text-properties>
    </style:style>
    <style:style style:name="T13" style:family="text">
      <style:text-properties fo:color="#ffffff" loext:opacity="100%" fo:font-size="12pt" officeooo:rsid="001e8380" style:font-size-asian="12pt" style:font-size-complex="12pt">
        <loext:char-complex-color loext:theme-type="light1" loext:color-type="theme">
          <loext:transformation loext:type="tint" loext:value="0"/>
          <loext:transformation loext:type="shade" loext:value="0"/>
        </loext:char-complex-color>
      </style:text-properties>
    </style:style>
    <style:style style:name="T14" style:family="text">
      <style:text-properties fo:font-weight="normal" style:font-weight-asian="normal" style:font-weight-complex="normal"/>
    </style:style>
    <style:style style:name="T15" style:family="text">
      <style:text-properties fo:color="#ffffff" loext:opacity="100%" fo:font-size="12pt" fo:font-weight="bold" officeooo:rsid="001ffdbe" style:font-size-asian="12pt" style:font-weight-asian="bold" style:font-size-complex="12pt" style:font-weight-complex="bold">
        <loext:char-complex-color loext:theme-type="light1" loext:color-type="theme">
          <loext:transformation loext:type="tint" loext:value="0"/>
          <loext:transformation loext:type="shade" loext:value="0"/>
        </loext:char-complex-color>
      </style:text-properties>
    </style:style>
    <style:style style:name="T16" style:family="text">
      <style:text-properties fo:color="#ffffff" loext:opacity="100%" fo:font-size="12pt" officeooo:rsid="001ffdbe" style:font-size-asian="12pt" style:font-size-complex="12pt">
        <loext:char-complex-color loext:theme-type="light1" loext:color-type="theme">
          <loext:transformation loext:type="tint" loext:value="0"/>
          <loext:transformation loext:type="shade" loext:value="0"/>
        </loext:char-complex-color>
      </style:text-properties>
    </style:style>
    <style:style style:name="T17" style:family="text">
      <style:text-properties fo:color="#ffffff" loext:opacity="100%" fo:font-size="12pt" officeooo:rsid="002160b5" style:font-size-asian="12pt" style:font-size-complex="12pt">
        <loext:char-complex-color loext:theme-type="light1" loext:color-type="theme">
          <loext:transformation loext:type="tint" loext:value="0"/>
          <loext:transformation loext:type="shade" loext:value="0"/>
        </loext:char-complex-color>
      </style:text-properties>
    </style:style>
    <style:style style:name="T18" style:family="text">
      <style:text-properties fo:color="#ffffff" loext:opacity="100%" fo:font-size="12pt" fo:font-weight="bold" officeooo:rsid="00255409" style:font-size-asian="12pt" style:font-weight-asian="bold" style:font-size-complex="12pt" style:font-weight-complex="bold">
        <loext:char-complex-color loext:theme-type="light1" loext:color-type="theme">
          <loext:transformation loext:type="tint" loext:value="0"/>
          <loext:transformation loext:type="shade" loext:value="0"/>
        </loext:char-complex-color>
      </style:text-properties>
    </style:style>
    <style:style style:name="T19" style:family="text">
      <style:text-properties fo:color="#ffffff" loext:opacity="100%" fo:font-size="12pt" fo:font-weight="normal" officeooo:rsid="00255409" style:font-size-asian="12pt" style:font-weight-asian="normal" style:font-size-complex="12pt" style:font-weight-complex="normal">
        <loext:char-complex-color loext:theme-type="light1" loext:color-type="theme">
          <loext:transformation loext:type="tint" loext:value="0"/>
          <loext:transformation loext:type="shade" loext:value="0"/>
        </loext:char-complex-color>
      </style:text-properties>
    </style:style>
    <style:style style:name="T20" style:family="text">
      <style:text-properties fo:color="#ffffff" loext:opacity="100%" fo:font-size="12pt" officeooo:rsid="0023920f" style:font-size-asian="12pt" style:font-size-complex="12pt">
        <loext:char-complex-color loext:theme-type="light1" loext:color-type="theme">
          <loext:transformation loext:type="tint" loext:value="0"/>
          <loext:transformation loext:type="shade" loext:value="0"/>
        </loext:char-complex-color>
      </style:text-properties>
    </style:style>
    <style:style style:name="T21" style:family="text">
      <style:text-properties fo:color="#ffffff" loext:opacity="100%" fo:font-size="12pt" officeooo:rsid="00247fd5" style:font-size-asian="12pt" style:font-size-complex="12pt">
        <loext:char-complex-color loext:theme-type="light1" loext:color-type="theme">
          <loext:transformation loext:type="tint" loext:value="0"/>
          <loext:transformation loext:type="shade" loext:value="0"/>
        </loext:char-complex-color>
      </style:text-properties>
    </style:style>
    <style:style style:name="T22" style:family="text">
      <style:text-properties fo:color="#ffffff" loext:opacity="100%" fo:font-size="12pt" fo:font-weight="bold" style:font-size-asian="12pt" style:font-weight-asian="bold" style:font-size-complex="12pt" style:font-weight-complex="bold">
        <loext:char-complex-color loext:theme-type="light1" loext:color-type="theme"/>
      </style:text-properties>
    </style:style>
    <style:style style:name="T23" style:family="text">
      <style:text-properties fo:color="#ffffff" loext:opacity="100%" fo:font-size="12pt" fo:font-weight="bold" officeooo:rsid="0023920f" style:font-size-asian="12pt" style:font-weight-asian="bold" style:font-size-complex="12pt" style:font-weight-complex="bold">
        <loext:char-complex-color loext:theme-type="light1" loext:color-type="theme">
          <loext:transformation loext:type="tint" loext:value="0"/>
          <loext:transformation loext:type="shade" loext:value="0"/>
        </loext:char-complex-color>
      </style:text-properties>
    </style:style>
    <style:style style:name="T24" style:family="text">
      <style:text-properties fo:color="#ffffff" loext:opacity="100%" fo:font-size="12pt" officeooo:rsid="00255409" style:font-size-asian="12pt" style:font-size-complex="12pt">
        <loext:char-complex-color loext:theme-type="light1" loext:color-type="theme">
          <loext:transformation loext:type="tint" loext:value="0"/>
          <loext:transformation loext:type="shade" loext:value="0"/>
        </loext:char-complex-color>
      </style:text-properties>
    </style:style>
    <style:style style:name="T25" style:family="text">
      <style:text-properties fo:font-weight="normal" officeooo:rsid="00258224"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T2">Avatar of Rovagug</text:span><text:span text:style-name="T1"> – Creature 2</text:span><text:span text:style-name="T2">3</text:span></text:h>
      <text:p text:style-name="P2" loext:marker-style-name="T3"><text:span text:style-name="T3">Gargantuan, </text:span><text:span text:style-name="T4">Rare</text:span></text:p>
      <text:p text:style-name="P3" loext:marker-style-name="T3"><text:span text:style-name="T4">Beast</text:span><text:span text:style-name="T3">, Unholy</text:span></text:p>
      <text:p text:style-name="P4" loext:marker-style-name="T5"><text:span text:style-name="T6">Perception</text:span><text:span text:style-name="T7"> +4</text:span><text:span text:style-name="T8">4</text:span><text:span text:style-name="T7">; darkvision, tremorsense</text:span><text:line-break/><text:span text:style-name="T6">Languages</text:span><text:span text:style-name="T7"> </text:span><text:span text:style-name="T8">Aklo, Cthonian; can’t speak any language</text:span><text:line-break/><text:span text:style-name="T6">Skills</text:span><text:span text:style-name="T7"> A</text:span><text:span text:style-name="T9">crobatics</text:span><text:span text:style-name="T7"> +4</text:span><text:span text:style-name="T9">3</text:span><text:span text:style-name="T7">, Athletics +4</text:span><text:span text:style-name="T9">6</text:span><text:line-break/><text:span text:style-name="T6">Str</text:span><text:span text:style-name="T7"> +1</text:span><text:span text:style-name="T9">0</text:span><text:span text:style-name="T7">, </text:span><text:span text:style-name="T6">Dex</text:span><text:span text:style-name="T7"> +</text:span><text:span text:style-name="T9">8</text:span><text:span text:style-name="T7">, </text:span><text:span text:style-name="T6">Con</text:span><text:span text:style-name="T7"> +</text:span><text:span text:style-name="T9">10</text:span><text:span text:style-name="T7">, </text:span><text:span text:style-name="T6">Int</text:span><text:span text:style-name="T7"> -</text:span><text:span text:style-name="T9">3</text:span><text:span text:style-name="T7">, </text:span><text:span text:style-name="T6">Wis</text:span><text:span text:style-name="T7"> +</text:span><text:span text:style-name="T9">8</text:span><text:span text:style-name="T7">, </text:span><text:span text:style-name="T6">Cha</text:span><text:span text:style-name="T7"> +</text:span><text:span text:style-name="T9">6</text:span><text:line-break/><text:span text:style-name="T6">AC</text:span><text:span text:style-name="T7"> 50; </text:span><text:span text:style-name="T6">Fort</text:span><text:span text:style-name="T7"> +4</text:span><text:span text:style-name="T10">4</text:span><text:span text:style-name="T7">, </text:span><text:span text:style-name="T6">Ref</text:span><text:span text:style-name="T7"> +3</text:span><text:span text:style-name="T10">4</text:span><text:span text:style-name="T7">, </text:span><text:span text:style-name="T6">Will</text:span><text:span text:style-name="T7"> +</text:span><text:span text:style-name="T10">37</text:span><text:span text:style-name="T7">; </text:span><text:span text:style-name="T11">greater resolve</text:span><text:span text:style-name="T12">, </text:span><text:span text:style-name="T11">juggernaut</text:span><text:line-break/><text:span text:style-name="T6">HP</text:span><text:span text:style-name="T7"> </text:span><text:span text:style-name="T10">550</text:span><text:span text:style-name="T7">, </text:span><text:span text:style-name="T10">fast healing 30</text:span></text:p>
      <text:p text:style-name="P2" loext:marker-style-name="T5"><text:span text:style-name="T6">Speed</text:span><text:span text:style-name="T7"> </text:span><text:span text:style-name="T13">50</text:span><text:span text:style-name="T7"> feet, swim </text:span><text:span text:style-name="T13">50</text:span><text:span text:style-name="T7"> feet, </text:span><text:span text:style-name="T13">burrow</text:span><text:span text:style-name="T7"> </text:span><text:span text:style-name="T13">30</text:span><text:span text:style-name="T7"> feet</text:span></text:p>
      <text:p text:style-name="P2" loext:marker-style-name="T5"><text:span text:style-name="T6">Resistances</text:span><text:span text:style-name="T7"> </text:span><text:span text:style-name="T13">fire 25, physical 25</text:span></text:p>
      <text:p text:style-name="P5">Immunities<text:span text:style-name="T14"> acid, clumsy, disease, drained, enfeebled, mental, paralyzed, persistent damage, petrified, poison, polymorph, stupefied</text:span></text:p>
      <text:p text:style-name="P6"/>
      <text:p text:style-name="P7" loext:marker-style-name="T5"><text:span text:style-name="T15">Inexorable</text:span><text:span text:style-name="T7"> </text:span><text:span text:style-name="T16">The avatar recovers from the slowed and stunned conditions at the end of its turn. It’s also immune to penalties to its Speeds, and it ignores difficult terrain and greater difficult terrain.</text:span></text:p>
      <text:p text:style-name="P8">Reactive<text:span text:style-name="T14"> The avatar gains 3 reactions each round. It can still use only one reaction per trigger.</text:span></text:p>
      <text:p text:style-name="P9" loext:marker-style-name="T5"><text:span text:style-name="T15">Frightful</text:span><text:span text:style-name="T6"> Presence</text:span><text:span text:style-name="T7"> (aura, emotion, fear, mental) </text:span><text:span text:style-name="T17">300</text:span><text:span text:style-name="T7"> feet, DC </text:span><text:span text:style-name="T17">43</text:span></text:p>
      <text:p text:style-name="P9" loext:marker-style-name="T5"><text:span text:style-name="T18">Reactive Strike</text:span><text:span text:style-name="T19"> </text:span><text:span text:style-name="T19"><draw:frame draw:style-name="fr1" draw:name="Image1" text:anchor-type="as-char" svg:width="0.1902in" svg:height="0.1902in" draw:z-index="1"><draw:image xlink:href="Pictures/1000000100000012000000128BAB4562.png" xlink:type="simple" xlink:show="embed" xlink:actuate="onLoad" draw:mime-type="image/png"/></draw:frame></text:span><text:span text:style-name="T19"><text:s/></text:span><text:line-break/><text:span text:style-name="T18">Fast Swallow</text:span><text:span text:style-name="T19"> </text:span><text:span text:style-name="T19"><draw:frame draw:style-name="fr1" draw:name="Image1 Copy 1" text:anchor-type="as-char" svg:width="0.1902in" svg:height="0.1902in" draw:z-index="2"><draw:image xlink:href="Pictures/1000000100000012000000128BAB4562.png" xlink:type="simple" xlink:show="embed" xlink:actuate="onLoad" draw:mime-type="image/png"/></draw:frame></text:span><text:span text:style-name="T19"><text:s/></text:span><text:span text:style-name="T18">Trigger</text:span><text:span text:style-name="T19"> The avatar Grabs a creature with its Jaws; </text:span><text:span text:style-name="T18">Effect</text:span><text:span text:style-name="T19"> The avatar uses Swallow Whole</text:span><text:line-break/></text:p>
      <text:p text:style-name="P10" loext:marker-style-name="T5"><text:span text:style-name="T6">Melee</text:span><text:span text:style-name="T7"> <text:s/></text:span><text:span text:style-name="T7"><draw:frame draw:style-name="fr1" draw:name="Image5 Copy 1" text:anchor-type="as-char" svg:width="0.1902in" svg:height="0.1902in" draw:z-index="4"><draw:image xlink:href="Pictures/100000010000001200000012C2EE4414.png" xlink:type="simple" xlink:show="embed" xlink:actuate="onLoad" draw:mime-type="image/png"/></draw:frame></text:span><text:span text:style-name="T7"><text:s/></text:span><text:span text:style-name="T20">jaws +41</text:span><text:span text:style-name="T7"> (magical, unholy, reach 2</text:span><text:span text:style-name="T20">0</text:span><text:span text:style-name="T7"> feet), </text:span><text:span text:style-name="T6">Damage</text:span><text:span text:style-name="T7"> 4d1</text:span><text:span text:style-name="T21">2</text:span><text:span text:style-name="T7">+2</text:span><text:span text:style-name="T21">4</text:span><text:span text:style-name="T7"> </text:span><text:span text:style-name="T21">piercing</text:span><text:span text:style-name="T7"> plus </text:span><text:span text:style-name="T21">Improved </text:span><text:span text:style-name="T7">Grab</text:span></text:p>
      <text:p text:style-name="P11" loext:marker-style-name="T22"><text:span text:style-name="T23">Melee</text:span><text:span text:style-name="T7"> <text:s/></text:span><text:span text:style-name="T7"><draw:frame draw:style-name="fr1" draw:name="Image5 Copy 2" text:anchor-type="as-char" svg:width="0.1902in" svg:height="0.1902in" draw:z-index="5"><draw:image xlink:href="Pictures/100000010000001200000012C2EE4414.png" xlink:type="simple" xlink:show="embed" xlink:actuate="onLoad" draw:mime-type="image/png"/></draw:frame></text:span><text:span text:style-name="T7"><text:s/></text:span><text:span text:style-name="T20">claw +41</text:span><text:span text:style-name="T7"> (</text:span><text:span text:style-name="T20">agile, </text:span><text:span text:style-name="T7">magical, unholy, r</text:span><text:span text:style-name="T20">each 15</text:span><text:span text:style-name="T7"> feet), </text:span><text:span text:style-name="T6">Damage</text:span><text:span text:style-name="T7"> 4d</text:span><text:span text:style-name="T24">10</text:span><text:span text:style-name="T7">+</text:span><text:span text:style-name="T24">20</text:span><text:span text:style-name="T7"> </text:span><text:span text:style-name="T24">slashing</text:span></text:p>
      <text:p text:style-name="P11" loext:marker-style-name="T22"><text:span text:style-name="T23">Melee</text:span><text:span text:style-name="T7"> <text:s/></text:span><text:span text:style-name="T7"><draw:frame draw:style-name="fr1" draw:name="Image5 Copy 3" text:anchor-type="as-char" svg:width="0.1902in" svg:height="0.1902in" draw:z-index="6"><draw:image xlink:href="Pictures/100000010000001200000012C2EE4414.png" xlink:type="simple" xlink:show="embed" xlink:actuate="onLoad" draw:mime-type="image/png"/></draw:frame></text:span><text:span text:style-name="T7"><text:s/></text:span><text:span text:style-name="T20">tail</text:span><text:span text:style-name="T7"> </text:span><text:span text:style-name="T20">+41</text:span><text:span text:style-name="T7"> (magical, unholy, </text:span><text:span text:style-name="T20">reach 30</text:span><text:span text:style-name="T7"> feet), </text:span><text:span text:style-name="T6">Damage</text:span><text:span text:style-name="T7"> 4d1</text:span><text:span text:style-name="T24">0</text:span><text:span text:style-name="T7">+2</text:span><text:span text:style-name="T24">0</text:span><text:span text:style-name="T7"> </text:span><text:span text:style-name="T24">bludgeoning</text:span></text:p>
      <text:p text:style-name="P12" loext:marker-style-name="T5"><text:span text:style-name="T23">Destructive Frenzy</text:span><text:span text:style-name="T6"> </text:span><draw:frame draw:style-name="fr2" draw:name="Image4" text:anchor-type="as-char" svg:width="0.3543in" svg:height="0.1874in" draw:z-index="0"><draw:image xlink:href="Pictures/1000000100000022000000126CA84880.png" xlink:type="simple" xlink:show="embed" xlink:actuate="onLoad" draw:mime-type="image/png"/></draw:frame><text:span text:style-name="T7"><text:s/></text:span><text:span text:style-name="T20">The avatar makes a jaws Strike, two claw Strikes, and one tail Strike in any order.</text:span></text:p>
      <text:p text:style-name="P13">Swallow Whole <draw:frame draw:style-name="fr1" draw:name="Image5" text:anchor-type="as-char" svg:width="0.1902in" svg:height="0.1902in" draw:z-index="3"><draw:image xlink:href="Pictures/100000010000001200000012C2EE4414.png" xlink:type="simple" xlink:show="embed" xlink:actuate="onLoad" draw:mime-type="image/png"/></draw:frame><text:s/><text:span text:style-name="T14">(attack) Huge, </text:span><text:span text:style-name="T25">8</text:span><text:span text:style-name="T14">d6+12 bludgeoning plus </text:span><text:span text:style-name="T25">8</text:span><text:span text:style-name="T14">d6 acid, Rupture </text:span><text:span text:style-name="T25">4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DejaVu Sans" style:font-size-asian="12pt" style:language-asian="ja" style:country-asian="JP" style:font-name-complex="Noto Sans Arabic"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DejaVu Sans" style:font-size-asian="12pt" style:language-asian="ja" style:country-asian="JP"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DejaVu Sans" style:font-family-asian="'DejaVu San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fo:color="#0f4761" loext:opacity="100%" fo:font-size="14pt" style:font-name-asian="DejaVu Sans" style:font-family-asian="'DejaVu San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10in" fo:page-height="6.7in" style:num-format="1" style:print-orientation="landscape" fo:margin-top="0.25in" fo:margin-bottom="0.25in" fo:margin-left="0.25in" fo:margin-right="0.25in" fo:background-color="#000000"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EGC</meta:initial-creator>
    <meta:editing-cycles>32</meta:editing-cycles>
    <meta:print-date>2025-09-23T23:31:00</meta:print-date>
    <meta:creation-date>2025-09-19T09:02:00</meta:creation-date>
    <dc:date>2026-03-14T12:54:40.456341321</dc:date>
    <meta:generator>LibreOffice/25.8.4.2$Linux_X86_64 LibreOffice_project/580$Build-2</meta:generator>
    <meta:editing-duration>PT1H9M58S</meta:editing-duration>
    <meta:document-statistic meta:table-count="0" meta:image-count="7" meta:object-count="0" meta:page-count="1" meta:paragraph-count="16" meta:word-count="226" meta:character-count="1441" meta:non-whitespace-character-count="1218"/>
    <meta:user-defined meta:name="AppVersion">16.0000</meta:user-defined>
    <meta:template xlink:type="simple" xlink:actuate="onRequest" xlink:title="Normal.dotm" xlink:href=""/>
  </office:meta>
</office:document-meta>
</file>